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221" officeooo:paragraph-rsid="000f7221"/>
    </style:style>
    <style:style style:name="P2" style:family="paragraph" style:parent-style-name="Standard">
      <style:text-properties officeooo:rsid="000f93e5" officeooo:paragraph-rsid="000f93e5"/>
    </style:style>
    <style:style style:name="P3" style:family="paragraph" style:parent-style-name="Standard">
      <style:text-properties officeooo:rsid="000f93e5" officeooo:paragraph-rsid="00102556"/>
    </style:style>
    <style:style style:name="P4" style:family="paragraph" style:parent-style-name="Standard">
      <style:text-properties officeooo:rsid="00102556" officeooo:paragraph-rsid="00102556"/>
    </style:style>
    <style:style style:name="P5" style:family="paragraph" style:parent-style-name="Standard">
      <style:text-properties officeooo:rsid="00114cf7" officeooo:paragraph-rsid="00114cf7"/>
    </style:style>
    <style:style style:name="T1" style:family="text">
      <style:text-properties officeooo:rsid="000f93e5"/>
    </style:style>
    <style:style style:name="T2" style:family="text">
      <style:text-properties officeooo:rsid="001025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/text:p>
      <text:p text:style-name="P1">Store “Mass” with 600 Kilograms (Kg)</text:p>
      <text:p text:style-name="P1">Store “<text:span text:style-name="T1">Acceleration” with 2 meter/second degree (m/s2)</text:span></text:p>
      <text:p text:style-name="P2">Store “Force” with any value</text:p>
      <text:p text:style-name="P2"/>
      <text:p text:style-name="P2">Calculate “Mass” times “Acceleration”</text:p>
      <text:p text:style-name="P2">Set “Force” value with calculation result</text:p>
      <text:p text:style-name="P2"/>
      <text:p text:style-name="P2">Display “Force”.</text:p>
      <text:p text:style-name="P2"/>
      <text:p text:style-name="P2">2.</text:p>
      <text:p text:style-name="P4">(a.)</text:p>
      <text:p text:style-name="P2">Store “Year” to any number</text:p>
      <text:p text:style-name="P2">If “Year” <text:span text:style-name="T2">mod 4 and 100.</text:span></text:p>
      <text:p text:style-name="P4">Store “remainder” to the result of calculation</text:p>
      <text:p text:style-name="P4">If “remainder” equals to 0</text:p>
      <text:p text:style-name="P4"><text:tab/>Display “Yes”</text:p>
      <text:p text:style-name="P4">Else</text:p>
      <text:p text:style-name="P4"><text:tab/>Display “No”</text:p>
      <text:p text:style-name="P4"/>
      <text:p text:style-name="P4">(b.)</text:p>
      <text:p text:style-name="P3">Store “Year” to any number</text:p>
      <text:p text:style-name="P4">If “Year” mod 4, 100, 400</text:p>
      <text:p text:style-name="P4">If “remainder” equals to 0</text:p>
      <text:p text:style-name="P4"><text:tab/>Display “Yes”</text:p>
      <text:p text:style-name="P4">Else</text:p>
      <text:p text:style-name="P4"><text:tab/>Display “No”</text:p>
      <text:p text:style-name="P4"/>
      <text:p text:style-name="P5">3.</text:p>
      <text:p text:style-name="P5">Store “Clothes” with value of 0</text:p>
      <text:p text:style-name="P5">While “Clothes” &lt; 21</text:p>
      <text:p text:style-name="P5">Add “Clothes” by 1</text:p>
      <text:p text:style-name="P5"><text:tab/>Display “Wash”</text:p>
      <text:p text:style-name="P5"/>
      <text:p text:style-name="P5">4.</text:p>
      <text:p text:style-name="P5">If “Long Nail”</text:p>
      <text:p text:style-name="P5"><text:tab/>Do “Punish”</text:p>
      <text:p text:style-name="P5"><text:tab/>Else</text:p>
      <text:p text:style-name="P5"><text:tab/>Do “Let go”</text:p>
      <text:p text:style-name="P5">Do “Continue with another student”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4:41:16.810417430</meta:creation-date>
    <dc:date>2019-01-31T15:23:14.796263453</dc:date>
    <meta:editing-duration>PT36S</meta:editing-duration>
    <meta:editing-cycles>1</meta:editing-cycles>
    <meta:document-statistic meta:table-count="0" meta:image-count="0" meta:object-count="0" meta:page-count="1" meta:paragraph-count="34" meta:word-count="115" meta:character-count="650" meta:non-whitespace-character-count="561"/>
    <meta:generator>LibreOffice/6.0.7.3$Linux_X86_64 LibreOffice_project/00m0$Build-3</meta:generator>
  </office:meta>
</office:document-meta>
</file>